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hatch" draw:fill-hatch-name="Black_20_45_20_Degrees" draw:textarea-horizontal-align="center" draw:textarea-vertical-align="middle"/>
    </style:style>
    <style:style style:name="gr3" style:family="graphic" style:parent-style-name="standard">
      <style:graphic-properties draw:stroke="none" draw:fill="hatch" draw:fill-hatch-name="Black_20_-45_20_Degrees" draw:fill-hatch-solid="false" draw:textarea-horizontal-align="center" draw:textarea-vertical-align="middle"/>
    </style:style>
    <style:style style:name="gr4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92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56cm" svg:y1="3.223cm" svg:x2="4.102cm" svg:y2="1.239cm">
          <text:p/>
        </draw:line>
        <draw:line draw:style-name="gr1" draw:text-style-name="P1" draw:layer="layout" svg:x1="1.396cm" svg:y1="5.649cm" svg:x2="5.325cm" svg:y2="7.393cm">
          <text:p/>
        </draw:line>
        <draw:line draw:style-name="gr1" draw:text-style-name="P1" draw:layer="layout" svg:x1="6.528cm" svg:y1="1.279cm" svg:x2="7.891cm" svg:y2="5.589cm">
          <text:p/>
        </draw:line>
        <draw:rect draw:style-name="gr2" draw:text-style-name="P1" draw:layer="layout" svg:width="4.228cm" svg:height="0.3cm" draw:transform="skewX (-0.0267035375555082) rotate (-0.414341164424562) translate (1.41cm 5.673cm)">
          <text:p/>
        </draw:rect>
        <draw:rect draw:style-name="gr2" draw:text-style-name="P1" draw:layer="layout" svg:width="4.518cm" svg:height="0.302cm" draw:transform="skewX (-0.0661479786505726) rotate (-1.26675997109843) translate (6.83cm 1.112cm)">
          <text:p/>
        </draw:rect>
        <draw:rect draw:style-name="gr2" draw:text-style-name="P1" draw:layer="layout" svg:width="4.228cm" svg:height="0.3cm" draw:transform="skewX (-0.0267035375555082) rotate (-0.414341164424562) translate (1.411cm 5.673cm)">
          <text:p/>
        </draw:rect>
        <draw:rect draw:style-name="gr3" draw:text-style-name="P1" draw:layer="layout" svg:width="3.197cm" svg:height="0.365cm" draw:transform="skewX (0.0164060949687435) rotate (0.622733477111459) translate (1.256cm 2.844cm)">
          <text:p/>
        </draw:rect>
        <draw:line draw:style-name="gr4" draw:text-style-name="P1" draw:layer="layout" svg:x1="6.504cm" svg:y1="6.281cm" svg:x2="6.81cm" svg:y2="6.662cm">
          <text:p/>
        </draw:line>
        <draw:line draw:style-name="gr4" draw:text-style-name="P1" draw:layer="layout" svg:x1="1.146cm" svg:y1="4.431cm" svg:x2="1.584cm" svg:y2="4.426cm">
          <text:p/>
        </draw:line>
        <draw:line draw:style-name="gr4" draw:text-style-name="P1" draw:layer="layout" svg:x1="5.342cm" svg:y1="1.526cm" svg:x2="5.341cm" svg:y2="0.96cm">
          <text:p/>
        </draw:line>
        <draw:line draw:style-name="gr4" draw:text-style-name="P1" draw:layer="layout" svg:x1="5.284cm" svg:y1="7.386cm" svg:x2="7.897cm" svg:y2="5.556cm">
          <text:p/>
        </draw:line>
        <draw:line draw:style-name="gr4" draw:text-style-name="P1" draw:layer="layout" svg:x1="4.103cm" svg:y1="1.237cm" svg:x2="6.505cm" svg:y2="1.246cm">
          <text:p/>
        </draw:line>
        <draw:line draw:style-name="gr4" draw:text-style-name="P1" draw:layer="layout" svg:x1="1.356cm" svg:y1="5.651cm" svg:x2="1.376cm" svg:y2="3.224cm">
          <text:p/>
        </draw:line>
        <draw:frame draw:style-name="gr5" draw:layer="layout" svg:width="1.621cm" svg:height="1.17cm" svg:x="0.117cm" svg:y="3.801cm">
          <draw:text-box>
            <text:p>M<text:span text:style-name="T1">1</text:span></text:p>
          </draw:text-box>
        </draw:frame>
        <draw:frame draw:style-name="gr5" draw:layer="layout" svg:width="1.621cm" svg:height="1.17cm" svg:x="6.602cm" svg:y="6.471cm">
          <draw:text-box>
            <text:p>M<text:span text:style-name="T1">2</text:span></text:p>
          </draw:text-box>
        </draw:frame>
        <draw:frame draw:style-name="gr5" draw:layer="layout" svg:width="1.621cm" svg:height="1.17cm" svg:x="4.847cm" svg:y="0.121cm">
          <draw:text-box>
            <text:p>M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2cm" draw:rotation="3150"/>
    <draw:hatch draw:name="Black_20_45_20_Degrees" draw:display-name="Black 45 Degrees" draw:style="single" draw:color="#000000" draw:distance="0.2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3:52:12.28</meta:creation-date>
    <dc:date>2018-11-16T00:46:59.38</dc:date>
    <meta:editing-duration>PT19M23S</meta:editing-duration>
    <meta:editing-cycles>9</meta:editing-cycles>
    <meta:generator>OpenOffice/4.1.3$Win32 OpenOffice.org_project/413m1$Build-9783</meta:generator>
    <dc:creator>Christophe Coulet</dc:creator>
    <meta:document-statistic meta:object-count="16"/>
  </office:meta>
</office:document-meta>
</file>